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429cm" draw:marker-end="Arrowheads_20_1" draw:marker-end-width="0.429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svg:stroke-width="0.051cm" svg:stroke-color="#000000" draw:marker-start-width="0.429cm" draw:marker-end-width="0.429cm" draw:fill="none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623cm"/>
    </style:style>
    <style:style style:name="gr4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695cm"/>
    </style:style>
    <style:style style:name="gr5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554cm"/>
    </style:style>
    <style:style style:name="gr6" style:family="graphic" style:parent-style-name="standard">
      <style:graphic-properties svg:stroke-width="0.051cm" svg:stroke-color="#000000" draw:marker-start-width="0.429cm" draw:marker-end="" draw:marker-end-width="0.429cm" draw:fill="none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svg:stroke-width="0.051cm" svg:stroke-color="#000000" draw:marker-start="Arrowheads_20_1" draw:marker-start-width="0.429cm" draw:marker-end="" draw:marker-end-width="0.429cm" draw:fill="none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1.191cm"/>
    </style:style>
    <style:style style:name="gr9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603cm"/>
    </style:style>
    <style:style style:name="gr10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1.155cm"/>
    </style:style>
    <style:style style:name="gr11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788cm"/>
    </style:style>
    <style:style style:name="gr12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654cm"/>
    </style:style>
    <style:style style:name="gr13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353cm"/>
    </style:style>
    <style:style style:name="gr14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1.958cm"/>
    </style:style>
    <style:style style:name="gr15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847cm"/>
    </style:style>
    <style:style style:name="gr16" style:family="graphic" style:parent-style-name="standard">
      <style:graphic-properties svg:stroke-width="0.051cm" svg:stroke-color="#000000" draw:marker-start-width="0.429cm" draw:marker-end-width="0.429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17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979cm"/>
    </style:style>
    <style:style style:name="gr18" style:family="graphic" style:parent-style-name="standard">
      <style:graphic-properties svg:stroke-width="0.051cm" svg:stroke-color="#000000" draw:marker-start="" draw:marker-start-width="0.429cm" draw:marker-end="" draw:marker-end-width="0.429cm" draw:fill="none" draw:textarea-horizontal-align="center" draw:textarea-vertical-align="middle" fo:padding-top="0.025cm" fo:padding-bottom="0.025cm" fo:padding-left="0.025cm" fo:padding-right="0.025cm"/>
    </style:style>
    <style:style style:name="gr19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926cm"/>
    </style:style>
    <style:style style:name="gr20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688cm"/>
    </style:style>
    <style:style style:name="gr21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459cm"/>
    </style:style>
    <style:style style:name="gr22" style:family="graphic" style:parent-style-name="standard">
      <style:graphic-properties svg:stroke-width="0.051cm" svg:stroke-color="#000000" draw:marker-start-width="0.429cm" draw:marker-end-width="0.429cm" draw:textarea-horizontal-align="center" draw:textarea-vertical-align="middle" fo:padding-top="0.025cm" fo:padding-bottom="0.025cm" fo:padding-left="0.025cm" fo:padding-right="0.025cm"/>
    </style:style>
    <style:style style:name="gr23" style:family="graphic" style:parent-style-name="standard">
      <style:graphic-properties svg:stroke-width="0.051cm" svg:stroke-color="#000000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767cm"/>
    </style:style>
    <style:style style:name="gr25" style:family="graphic" style:parent-style-name="standard">
      <style:graphic-properties svg:stroke-width="0.051cm" svg:stroke-color="#000000" draw:marker-start="Arrowheads_20_1" draw:marker-start-width="0.429cm" draw:marker-end-width="0.429cm" draw:fill="none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501cm"/>
    </style:style>
    <style:style style:name="gr27" style:family="graphic" style:parent-style-name="standard">
      <style:graphic-properties svg:stroke-width="0.051cm" svg:stroke-color="#000000" draw:marker-start="Arrowheads_20_1" draw:marker-start-width="0.429cm" draw:marker-end-width="0.429cm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64cm"/>
    </style:style>
    <style:style style:name="gr29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672cm"/>
    </style:style>
    <style:style style:name="gr30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376cm"/>
    </style:style>
    <style:style style:name="gr31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81cm"/>
    </style:style>
    <style:style style:name="gr32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1.09cm"/>
    </style:style>
    <style:style style:name="gr33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1.50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5" style:family="paragraph">
      <style:paragraph-properties fo:text-align="center"/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style:font-name="Liberation Serif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Liberation Sans1" fo:font-size="12pt" style:font-size-asian="12pt" style:font-size-complex="12pt"/>
    </style:style>
    <style:style style:name="T5" style:family="text">
      <style:text-properties style:font-name="Liberation Serif" fo:font-size="11pt" style:font-size-asian="11pt" style:font-size-complex="11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66cm" svg:y1="3.265cm" svg:x2="2.694cm" svg:y2="3.265cm">
          <text:p/>
        </draw:line>
        <draw:rect draw:style-name="gr2" draw:text-style-name="P1" draw:layer="layout" svg:width="3.488cm" svg:height="1.156cm" svg:x="2.725cm" svg:y="2.732cm">
          <text:p/>
        </draw:rect>
        <draw:frame draw:style-name="gr3" draw:text-style-name="P1" draw:layer="layout" svg:width="3.736cm" svg:height="1.207cm" svg:x="2.625cm" svg:y="2.812cm">
          <draw:text-box>
            <text:p text:style-name="P2"><text:span text:style-name="T1">LOOP HEAD: Main control loop</text:span></text:p>
          </draw:text-box>
        </draw:frame>
        <draw:line draw:style-name="gr1" draw:text-style-name="P1" draw:layer="layout" svg:x1="6.212cm" svg:y1="3.233cm" svg:x2="11.721cm" svg:y2="3.233cm">
          <text:p/>
        </draw:line>
        <draw:frame draw:style-name="gr4" draw:text-style-name="P3" draw:layer="layout" svg:width="4.391cm" svg:height="1.047cm" svg:x="6.616cm" svg:y="2.767cm">
          <draw:text-box>
            <text:p text:style-name="P2"><text:span text:style-name="T2">Begin <text:s text:c="2"/>CONTROL <text:s/>LOOP</text:span></text:p>
          </draw:text-box>
        </draw:frame>
        <draw:frame draw:style-name="gr5" draw:text-style-name="P1" draw:layer="layout" svg:width="3.176cm" svg:height="1.207cm" svg:x="11.883cm" svg:y="2.781cm">
          <draw:text-box>
            <text:p text:style-name="P2"><text:span text:style-name="T1">IF job queue is EMPTY</text:span></text:p>
          </draw:text-box>
        </draw:frame>
        <draw:line draw:style-name="gr6" draw:text-style-name="P1" draw:layer="layout" svg:x1="12.213cm" svg:y1="3.572cm" svg:x2="12.22cm" svg:y2="5.542cm">
          <text:p/>
        </draw:line>
        <draw:line draw:style-name="gr7" draw:text-style-name="P1" draw:layer="layout" svg:x1="7.3cm" svg:y1="5.542cm" svg:x2="12.219cm" svg:y2="5.542cm">
          <text:p/>
        </draw:line>
        <draw:frame draw:style-name="gr8" draw:text-style-name="P3" draw:layer="layout" svg:width="6.276cm" svg:height="1.445cm" svg:x="7.451cm" svg:y="4.893cm">
          <draw:text-box>
            <text:p text:style-name="P2"><text:span text:style-name="T2">IF yes THEN</text:span></text:p>
            <text:p text:style-name="P2"><text:span text:style-name="T2"/></text:p>
            <text:p text:style-name="P2"><text:span text:style-name="T2">WAIT till a new job enters the queue</text:span></text:p>
          </draw:text-box>
        </draw:frame>
        <draw:line draw:style-name="gr1" draw:text-style-name="P1" draw:layer="layout" svg:x1="16.213cm" svg:y1="3.233cm" svg:x2="16.301cm" svg:y2="8.272cm">
          <text:p/>
        </draw:line>
        <draw:line draw:style-name="gr6" draw:text-style-name="P1" draw:layer="layout" svg:x1="15.188cm" svg:y1="3.233cm" svg:x2="16.213cm" svg:y2="3.233cm">
          <text:p/>
        </draw:line>
        <draw:frame draw:style-name="gr9" draw:text-style-name="P3" draw:layer="layout" svg:width="3.393cm" svg:height="1.047cm" draw:transform="rotate (-1.54164932828659) translate (16.77cm 4.011cm)">
          <draw:text-box>
            <text:p text:style-name="P2"><text:span text:style-name="T2">IF job queue is not</text:span></text:p>
            <text:p text:style-name="P2"><text:span text:style-name="T2"><text:s/></text:span><text:span text:style-name="T2">EMPTY</text:span></text:p>
          </draw:text-box>
        </draw:frame>
        <draw:rect draw:style-name="gr2" draw:text-style-name="P1" draw:layer="layout" svg:width="5.181cm" svg:height="1.156cm" svg:x="6.821cm" svg:y="7.107cm">
          <text:p/>
        </draw:rect>
        <draw:frame draw:style-name="gr10" draw:text-style-name="P1" draw:layer="layout" svg:width="5.581cm" svg:height="1.405cm" svg:x="6.676cm" svg:y="7.107cm">
          <draw:text-box>
            <text:p text:style-name="P2"><text:span text:style-name="T1">SEND A REQUEST FOR <text:s/>A RESOURCE OFFER</text:span></text:p>
          </draw:text-box>
        </draw:frame>
        <draw:line draw:style-name="gr7" draw:text-style-name="P1" draw:layer="layout" svg:x1="2.693cm" svg:y1="9.957cm" svg:x2="11.652cm" svg:y2="9.939cm">
          <text:p/>
        </draw:line>
        <draw:frame draw:style-name="gr11" draw:text-style-name="P3" draw:layer="layout" svg:width="9.257cm" svg:height="1.445cm" svg:x="3.051cm" svg:y="9.222cm">
          <draw:text-box>
            <text:p text:style-name="P2"><text:span text:style-name="T2">IF send is Unsuccessful THEN</text:span></text:p>
            <text:p text:style-name="P2"><text:span text:style-name="T2"/></text:p>
            <text:p text:style-name="P2"><text:span text:style-name="T2">return SLURM_ERROR; Stop the thread (IRM_AGENT)</text:span></text:p>
          </draw:text-box>
        </draw:frame>
        <draw:rect draw:style-name="gr2" draw:text-style-name="P1" draw:layer="layout" svg:width="3.488cm" svg:height="1.156cm" svg:x="14.571cm" svg:y="8.272cm">
          <text:p/>
        </draw:rect>
        <draw:line draw:style-name="gr7" draw:text-style-name="P1" draw:layer="layout" svg:x1="2.818cm" svg:y1="12.593cm" svg:x2="12.53cm" svg:y2="12.575cm">
          <text:p/>
        </draw:line>
        <draw:frame draw:style-name="gr11" draw:text-style-name="P3" draw:layer="layout" svg:width="10.21cm" svg:height="1.445cm" svg:x="3.473cm" svg:y="11.957cm">
          <draw:text-box>
            <text:p text:style-name="P2"><text:span text:style-name="T2">IF timeout THEN</text:span></text:p>
            <text:p text:style-name="P2"><text:span text:style-name="T2"/></text:p>
            <text:p text:style-name="P2"><text:span text:style-name="T2">return SLURM_ERROR; Stop the thread (IRM_AGENT)</text:span></text:p>
          </draw:text-box>
        </draw:frame>
        <draw:line draw:style-name="gr6" draw:text-style-name="P1" draw:layer="layout" svg:x1="20.591cm" svg:y1="12.31cm" svg:x2="20.591cm" svg:y2="15.455cm">
          <text:p/>
        </draw:line>
        <draw:frame draw:style-name="gr4" draw:text-style-name="P5" draw:layer="layout" svg:width="3.37cm" svg:height="1.115cm" draw:transform="rotate (-1.57323978774769) translate (21.152cm 12.19cm)">
          <draw:text-box>
            <text:p text:style-name="P4"><text:span text:style-name="T3">IF successfully created the thread</text:span></text:p>
          </draw:text-box>
        </draw:frame>
        <draw:rect draw:style-name="gr2" draw:text-style-name="P1" draw:layer="layout" svg:width="4.857cm" svg:height="1.403cm" svg:x="14.056cm" svg:y="14.765cm">
          <text:p/>
        </draw:rect>
        <draw:frame draw:style-name="gr12" draw:text-style-name="P1" draw:layer="layout" svg:width="5.135cm" svg:height="1.207cm" svg:x="14.056cm" svg:y="14.921cm">
          <draw:text-box>
            <text:p text:style-name="P2"><text:span text:style-name="T1">PROCESS RESOURCE OFFER</text:span></text:p>
          </draw:text-box>
        </draw:frame>
        <draw:line draw:style-name="gr7" draw:text-style-name="P1" draw:layer="layout" svg:x1="8.627cm" svg:y1="15.511cm" svg:x2="14.056cm" svg:y2="15.476cm">
          <text:p/>
        </draw:line>
        <draw:rect draw:style-name="gr2" draw:text-style-name="P1" draw:layer="layout" svg:width="3.488cm" svg:height="1.156cm" svg:x="5.14cm" svg:y="14.876cm">
          <text:p/>
        </draw:rect>
        <draw:frame draw:style-name="gr10" draw:text-style-name="P1" draw:layer="layout" svg:width="3.176cm" svg:height="1.405cm" svg:x="14.728cm" svg:y="8.333cm">
          <draw:text-box>
            <text:p text:style-name="P2"><text:span text:style-name="T1">WAIT <text:s/>FOR <text:s/>AN OFFER</text:span></text:p>
          </draw:text-box>
        </draw:frame>
        <draw:frame draw:style-name="gr13" draw:text-style-name="P1" draw:layer="layout" svg:width="3.556cm" svg:height="1.207cm" svg:x="5.091cm" svg:y="14.856cm">
          <draw:text-box>
            <text:p text:style-name="P2"><text:span text:style-name="T1">PROTOCOL TERMINATION</text:span></text:p>
          </draw:text-box>
        </draw:frame>
        <draw:frame draw:style-name="gr14" draw:text-style-name="P3" draw:layer="layout" svg:width="4.826cm" svg:height="2.208cm" svg:x="9.128cm" svg:y="14.647cm">
          <draw:text-box>
            <text:p text:style-name="P2"><text:span text:style-name="T2">IF Terminate=YES or IF OFFER is invalid THEN break the control loop and TERMINATE the protocol</text:span></text:p>
          </draw:text-box>
        </draw:frame>
        <draw:line draw:style-name="gr7" draw:text-style-name="P1" draw:layer="layout" svg:x1="1.791cm" svg:y1="15.445cm" svg:x2="5.139cm" svg:y2="15.445cm">
          <text:p/>
        </draw:line>
        <draw:frame draw:style-name="gr15" draw:text-style-name="P3" draw:layer="layout" svg:width="2.997cm" svg:height="1.843cm" svg:x="2.143cm" svg:y="14.916cm">
          <draw:text-box>
            <text:p text:style-name="P2"><text:span text:style-name="T2">Stop the thread (IRM_AGENT)</text:span></text:p>
            <text:p text:style-name="P2"><text:span text:style-name="T2"/></text:p>
            <text:p text:style-name="P2"><text:span text:style-name="T2"/></text:p>
          </draw:text-box>
        </draw:frame>
        <draw:custom-shape draw:style-name="gr16" draw:text-style-name="P6" draw:layer="layout" svg:width="3.469cm" svg:height="2.46cm" svg:x="11.721cm" svg:y="2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draw:layer="layout" svg:width="3.488cm" svg:height="1.156cm" svg:x="3.882cm" svg:y="4.951cm">
          <text:p/>
        </draw:rect>
        <draw:frame draw:style-name="gr17" draw:text-style-name="P4" draw:layer="layout" svg:width="3.81cm" svg:height="1.229cm" svg:x="3.794cm" svg:y="4.927cm">
          <draw:text-box>
            <text:p text:style-name="P7"><text:span text:style-name="T4">SLEEP for <text:s/>INTERVAL secs.</text:span><text:span text:style-name="T5"> </text:span></text:p>
          </draw:text-box>
        </draw:frame>
        <draw:line draw:style-name="gr18" draw:text-style-name="P1" draw:layer="layout" svg:x1="1.702cm" svg:y1="5.563cm" svg:x2="3.882cm" svg:y2="5.563cm">
          <text:p/>
        </draw:line>
        <draw:line draw:style-name="gr6" draw:text-style-name="P1" draw:layer="layout" svg:x1="1.659cm" svg:y1="3.265cm" svg:x2="1.659cm" svg:y2="5.563cm">
          <text:p/>
        </draw:line>
        <draw:frame draw:style-name="gr19" draw:text-style-name="P3" draw:layer="layout" svg:width="2.698cm" svg:height="1.176cm" draw:transform="rotate (1.57742857795248) translate (1.212cm 5.871cm)">
          <draw:text-box>
            <text:p text:style-name="P2"><text:span text:style-name="T2">IF queue is still EMPTY</text:span></text:p>
          </draw:text-box>
        </draw:frame>
        <draw:frame draw:style-name="gr20" draw:text-style-name="P3" draw:layer="layout" svg:width="4.031cm" svg:height="1.047cm" svg:x="2.624cm" svg:y="7.151cm">
          <draw:text-box>
            <text:p text:style-name="P2"><text:span text:style-name="T2">TIMER Interrupted as</text:span></text:p>
            <text:p text:style-name="P2"><text:span text:style-name="T2">new <text:s/>job enters</text:span></text:p>
          </draw:text-box>
        </draw:frame>
        <draw:line draw:style-name="gr18" draw:text-style-name="P1" draw:layer="layout" svg:x1="15.735cm" svg:y1="16.168cm" svg:x2="15.737cm" svg:y2="20.562cm">
          <text:p/>
        </draw:line>
        <draw:frame draw:style-name="gr21" draw:text-style-name="P3" draw:layer="layout" svg:width="2.218cm" svg:height="1.445cm" draw:transform="rotate (1.56276781223572) translate (15.331cm 18.946cm)">
          <draw:text-box>
            <text:p text:style-name="P2"><text:span text:style-name="T2">RESOURCE OFFER</text:span></text:p>
          </draw:text-box>
        </draw:frame>
        <draw:line draw:style-name="gr1" draw:text-style-name="P1" draw:layer="layout" svg:x1="13.62cm" svg:y1="21.208cm" svg:x2="13.573cm" svg:y2="23.733cm">
          <text:p/>
        </draw:line>
        <draw:rect draw:style-name="gr2" draw:text-style-name="P1" draw:layer="layout" svg:width="3.488cm" svg:height="0.763cm" svg:x="11.888cm" svg:y="23.745cm">
          <text:p/>
        </draw:rect>
        <draw:frame draw:style-name="gr3" draw:text-style-name="P1" draw:layer="layout" svg:width="3.345cm" svg:height="0.873cm" svg:x="12.031cm" svg:y="23.785cm">
          <draw:text-box>
            <text:p text:style-name="P2"><text:span text:style-name="T1">ALGORITHM</text:span></text:p>
          </draw:text-box>
        </draw:frame>
        <draw:frame draw:style-name="gr21" draw:text-style-name="P3" draw:layer="layout" svg:width="2.497cm" svg:height="1.047cm" draw:transform="rotate (1.56276781223572) translate (13.071cm 23.477cm)">
          <draw:text-box>
            <text:p text:style-name="P2"><text:span text:style-name="T2">Compute a mapping</text:span></text:p>
          </draw:text-box>
        </draw:frame>
        <draw:line draw:style-name="gr2" draw:text-style-name="P1" draw:layer="layout" svg:x1="11.859cm" svg:y1="23.77cm" svg:x2="11.162cm" svg:y2="23.77cm">
          <text:p/>
        </draw:line>
        <draw:line draw:style-name="gr22" draw:text-style-name="P1" draw:layer="layout" svg:x1="11.162cm" svg:y1="23.77cm" svg:x2="11.162cm" svg:y2="21.189cm">
          <text:p/>
        </draw:line>
        <draw:line draw:style-name="gr23" draw:text-style-name="P1" draw:layer="layout" svg:x1="11.196cm" svg:y1="21.209cm" svg:x2="11.992cm" svg:y2="21.209cm">
          <text:p/>
        </draw:line>
        <draw:frame draw:style-name="gr21" draw:text-style-name="P3" draw:layer="layout" svg:width="3.591cm" svg:height="0.709cm" draw:transform="rotate (1.56276781223572) translate (10.68cm 24.217cm)">
          <draw:text-box>
            <text:p text:style-name="P2"><text:span text:style-name="T2">Map : Jobs-&gt;Offer</text:span></text:p>
          </draw:text-box>
        </draw:frame>
        <draw:line draw:style-name="gr22" draw:text-style-name="P1" draw:layer="layout" svg:x1="11.137cm" svg:y1="20.687cm" svg:x2="11.992cm" svg:y2="20.678cm">
          <text:p/>
        </draw:line>
        <draw:line draw:style-name="gr22" draw:text-style-name="P1" draw:layer="layout" svg:x1="11.137cm" svg:y1="20.687cm" svg:x2="11.137cm" svg:y2="17.415cm">
          <text:p/>
        </draw:line>
        <draw:line draw:style-name="gr22" draw:text-style-name="P1" draw:layer="layout" svg:x1="11.137cm" svg:y1="17.415cm" svg:x2="14.374cm" svg:y2="17.415cm">
          <text:p/>
        </draw:line>
        <draw:frame draw:style-name="gr24" draw:text-style-name="P3" draw:layer="layout" svg:width="4.173cm" svg:height="1.513cm" draw:transform="rotate (1.56294234516092) translate (10.646cm 21.186cm)">
          <draw:text-box>
            <text:p text:style-name="P2"><text:span text:style-name="T3">RESOURCE <text:s/>OFFER RESPONSE</text:span></text:p>
            <text:p text:style-name="P2"><text:span text:style-name="T2"/></text:p>
          </draw:text-box>
        </draw:frame>
        <draw:rect draw:style-name="gr2" draw:text-style-name="P1" draw:layer="layout" svg:width="3.327cm" svg:height="1.156cm" svg:x="11.992cm" svg:y="20.053cm">
          <text:p/>
        </draw:rect>
        <draw:frame draw:style-name="gr5" draw:text-style-name="P1" draw:layer="layout" svg:width="3.176cm" svg:height="1.207cm" svg:x="12.144cm" svg:y="20.053cm">
          <draw:text-box>
            <text:p text:style-name="P2"><text:span text:style-name="T1">JOB SCHEDULER</text:span></text:p>
          </draw:text-box>
        </draw:frame>
        <draw:line draw:style-name="gr25" draw:text-style-name="P1" draw:layer="layout" svg:x1="11.888cm" svg:y1="24.022cm" svg:x2="9.697cm" svg:y2="23.99cm">
          <text:p/>
        </draw:line>
        <draw:line draw:style-name="gr18" draw:text-style-name="P1" draw:layer="layout" svg:x1="9.605cm" svg:y1="21.969cm" svg:x2="9.605cm" svg:y2="23.99cm">
          <text:p/>
        </draw:line>
        <draw:line draw:style-name="gr25" draw:text-style-name="P1" draw:layer="layout" svg:x1="8.641cm" svg:y1="21.969cm" svg:x2="9.606cm" svg:y2="21.969cm">
          <text:p/>
        </draw:line>
        <draw:rect draw:style-name="gr2" draw:text-style-name="P1" draw:layer="layout" svg:width="3.327cm" svg:height="1.156cm" svg:x="5.314cm" svg:y="21.613cm">
          <text:p/>
        </draw:rect>
        <draw:frame draw:style-name="gr26" draw:text-style-name="P1" draw:layer="layout" svg:width="3.176cm" svg:height="1.207cm" svg:x="5.466cm" svg:y="21.617cm">
          <draw:text-box>
            <text:p text:style-name="P2"><text:span text:style-name="T1">HISTORY DATA</text:span></text:p>
          </draw:text-box>
        </draw:frame>
        <draw:line draw:style-name="gr27" draw:text-style-name="P1" draw:layer="layout" svg:x1="7.8cm" svg:y1="23.99cm" svg:x2="9.698cm" svg:y2="23.99cm">
          <text:p/>
        </draw:line>
        <draw:rect draw:style-name="gr2" draw:text-style-name="P1" draw:layer="layout" svg:width="3.327cm" svg:height="1.156cm" svg:x="4.473cm" svg:y="23.398cm">
          <text:p/>
        </draw:rect>
        <draw:frame draw:style-name="gr26" draw:text-style-name="P1" draw:layer="layout" svg:width="3.357cm" svg:height="1.207cm" svg:x="4.443cm" svg:y="23.378cm">
          <draw:text-box>
            <text:p text:style-name="P2"><text:span text:style-name="T1">INVASIC JOB QUEUE</text:span></text:p>
          </draw:text-box>
        </draw:frame>
        <draw:line draw:style-name="gr1" draw:text-style-name="P1" draw:layer="layout" svg:x1="17.885cm" svg:y1="16.168cm" svg:x2="17.91cm" svg:y2="22.716cm">
          <text:p/>
        </draw:line>
        <draw:rect draw:style-name="gr2" draw:text-style-name="P1" draw:layer="layout" svg:width="3.269cm" svg:height="0.865cm" svg:x="16.266cm" svg:y="22.636cm">
          <text:p/>
        </draw:rect>
        <draw:frame draw:style-name="gr28" draw:text-style-name="P1" draw:layer="layout" svg:width="2.708cm" svg:height="0.89cm" svg:x="16.547cm" svg:y="22.765cm">
          <draw:text-box>
            <text:p text:style-name="P2"><text:span text:style-name="T1">SENDING</text:span></text:p>
          </draw:text-box>
        </draw:frame>
        <draw:frame draw:style-name="gr4" draw:text-style-name="P5" draw:layer="layout" svg:width="4.578cm" svg:height="1.115cm" draw:transform="rotate (-1.57323978774769) translate (18.489cm 17.105cm)">
          <draw:text-box>
            <text:p text:style-name="P4"><text:span text:style-name="T3">Sending a response for the RESOURCE_OFFER</text:span></text:p>
          </draw:text-box>
        </draw:frame>
        <draw:line draw:style-name="gr6" draw:text-style-name="P1" draw:layer="layout" svg:x1="19.133cm" svg:y1="23.5cm" svg:x2="19.161cm" svg:y2="27.855cm">
          <text:p/>
        </draw:line>
        <draw:line draw:style-name="gr18" draw:text-style-name="P1" draw:layer="layout" svg:x1="0.765cm" svg:y1="27.855cm" svg:x2="19.161cm" svg:y2="27.917cm">
          <text:p/>
        </draw:line>
        <draw:line draw:style-name="gr22" draw:text-style-name="P1" draw:layer="layout" svg:x1="0.765cm" svg:y1="27.855cm" svg:x2="0.733cm" svg:y2="3.235cm">
          <text:p/>
        </draw:line>
        <draw:frame draw:style-name="gr29" draw:text-style-name="P3" draw:layer="layout" svg:width="20.103cm" svg:height="0.922cm" draw:transform="rotate (1.58057017060606) translate (0.855cm 27.46cm)">
          <draw:text-box>
            <text:p text:style-name="P2"><text:span text:style-name="T2">IF the send is Successful THEN go back to start of the control loop again <text:s/>to continue negotiations or start new transactions</text:span></text:p>
          </draw:text-box>
        </draw:frame>
        <draw:frame draw:style-name="gr4" draw:text-style-name="P3" draw:layer="layout" svg:width="4.082cm" svg:height="0.945cm" draw:transform="rotate (-1.57323978774769) translate (19.696cm 24.096cm)">
          <draw:text-box>
            <text:p text:style-name="P2"><text:span text:style-name="T2">IF send is Successful</text:span></text:p>
          </draw:text-box>
        </draw:frame>
        <draw:line draw:style-name="gr6" draw:text-style-name="P1" draw:layer="layout" svg:x1="17.915cm" svg:y1="23.5cm" svg:x2="17.915cm" svg:y2="25.918cm">
          <text:p/>
        </draw:line>
        <draw:line draw:style-name="gr7" draw:text-style-name="P1" draw:layer="layout" svg:x1="11.315cm" svg:y1="25.918cm" svg:x2="17.915cm" svg:y2="25.98cm">
          <text:p/>
        </draw:line>
        <draw:frame draw:style-name="gr30" draw:text-style-name="P3" draw:layer="layout" svg:width="5.557cm" svg:height="1.445cm" svg:x="12.049cm" svg:y="25.069cm">
          <draw:text-box>
            <text:p text:style-name="P2"><text:span text:style-name="T2">IF send is Unsuccessful THEN return SLURM_ERROR and Stop the thread (IRM_AGENT)</text:span></text:p>
          </draw:text-box>
        </draw:frame>
        <draw:line draw:style-name="gr6" draw:text-style-name="P1" draw:layer="layout" svg:x1="11.652cm" svg:y1="8.262cm" svg:x2="11.652cm" svg:y2="9.939cm">
          <text:p/>
        </draw:line>
        <draw:line draw:style-name="gr6" draw:text-style-name="P1" draw:layer="layout" svg:x1="12.53cm" svg:y1="8.987cm" svg:x2="14.571cm" svg:y2="8.987cm">
          <text:p/>
        </draw:line>
        <draw:line draw:style-name="gr18" draw:text-style-name="P1" draw:layer="layout" svg:x1="2.85cm" svg:y1="5.812cm" svg:x2="3.882cm" svg:y2="5.812cm">
          <text:p/>
        </draw:line>
        <draw:line draw:style-name="gr6" draw:text-style-name="P1" draw:layer="layout" svg:x1="2.843cm" svg:y1="5.812cm" svg:x2="2.843cm" svg:y2="7.706cm">
          <text:p/>
        </draw:line>
        <draw:line draw:style-name="gr1" draw:text-style-name="P1" draw:layer="layout" svg:x1="2.788cm" svg:y1="7.706cm" svg:x2="6.82cm" svg:y2="7.717cm">
          <text:p/>
        </draw:line>
        <draw:line draw:style-name="gr6" draw:text-style-name="P1" draw:layer="layout" svg:x1="12.001cm" svg:y1="7.703cm" svg:x2="13.807cm" svg:y2="7.703cm">
          <text:p/>
        </draw:line>
        <draw:line draw:style-name="gr6" draw:text-style-name="P1" draw:layer="layout" svg:x1="12.53cm" svg:y1="8.987cm" svg:x2="12.53cm" svg:y2="12.575cm">
          <text:p/>
        </draw:line>
        <draw:line draw:style-name="gr6" draw:text-style-name="P1" draw:layer="layout" svg:x1="13.869cm" svg:y1="7.703cm" svg:x2="13.869cm" svg:y2="8.451cm">
          <text:p/>
        </draw:line>
        <draw:line draw:style-name="gr1" draw:text-style-name="P1" draw:layer="layout" svg:x1="13.869cm" svg:y1="8.451cm" svg:x2="14.571cm" svg:y2="8.451cm">
          <text:p/>
        </draw:line>
        <draw:frame draw:style-name="gr31" draw:text-style-name="P3" draw:layer="layout" svg:width="2.523cm" svg:height="1.06cm" svg:x="11.628cm" svg:y="7.225cm">
          <draw:text-box>
            <text:p text:style-name="P2"><text:span text:style-name="T2">IF send is Successful</text:span></text:p>
          </draw:text-box>
        </draw:frame>
        <draw:frame draw:style-name="gr24" draw:text-style-name="P3" draw:layer="layout" svg:width="3.178cm" svg:height="1.445cm" draw:transform="rotate (-0.0174532925199433) translate (11.151cm 16.926cm)">
          <draw:text-box>
            <text:p text:style-name="P2"><text:span text:style-name="T2">Positive or negative response</text:span></text:p>
          </draw:text-box>
        </draw:frame>
        <draw:line draw:style-name="gr7" draw:text-style-name="P1" draw:layer="layout" svg:x1="14.396cm" svg:y1="16.168cm" svg:x2="14.398cm" svg:y2="17.415cm">
          <text:p/>
        </draw:line>
        <draw:line draw:style-name="gr7" draw:text-style-name="P1" draw:layer="layout" svg:x1="15.319cm" svg:y1="20.549cm" svg:x2="15.735cm" svg:y2="20.549cm">
          <text:p/>
        </draw:line>
        <draw:line draw:style-name="gr18" draw:text-style-name="P1" draw:layer="layout" svg:x1="0.724cm" svg:y1="3.268cm" svg:x2="1.659cm" svg:y2="3.268cm">
          <text:p/>
        </draw:line>
        <draw:line draw:style-name="gr7" draw:text-style-name="P1" draw:layer="layout" svg:x1="18.912cm" svg:y1="15.455cm" svg:x2="20.561cm" svg:y2="15.455cm">
          <text:p/>
        </draw:line>
        <draw:line draw:style-name="gr1" draw:text-style-name="P1" draw:layer="layout" svg:x1="14.936cm" svg:y1="9.428cm" svg:x2="14.936cm" svg:y2="10.668cm">
          <text:p/>
        </draw:line>
        <draw:custom-shape draw:style-name="gr16" draw:text-style-name="P6" draw:layer="layout" svg:width="3.892cm" svg:height="2.772cm" svg:x="12.998cm" svg:y="10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8" draw:layer="layout" svg:width="3.938cm" svg:height="1.34cm" svg:x="13.065cm" svg:y="11.633cm">
          <draw:text-box>
            <text:p><text:span text:style-name="T6">IF feedback thread <text:s/></text:span></text:p>
            <text:p><text:span text:style-name="T6"><text:s text:c="5"/></text:span><text:span text:style-name="T6">not initialized</text:span></text:p>
          </draw:text-box>
        </draw:frame>
        <draw:line draw:style-name="gr6" draw:text-style-name="P1" draw:layer="layout" svg:x1="16.889cm" svg:y1="12.044cm" svg:x2="17.512cm" svg:y2="12.044cm">
          <text:p/>
        </draw:line>
        <draw:line draw:style-name="gr6" draw:text-style-name="P1" draw:layer="layout" svg:x1="17.504cm" svg:y1="10.855cm" svg:x2="17.511cm" svg:y2="12.044cm">
          <text:p/>
        </draw:line>
        <draw:line draw:style-name="gr1" draw:text-style-name="P1" draw:layer="layout" svg:x1="17.511cm" svg:y1="10.855cm" svg:x2="18.213cm" svg:y2="10.855cm">
          <text:p/>
        </draw:line>
        <draw:frame draw:style-name="gr33" draw:text-style-name="P9" draw:layer="layout" svg:width="3.223cm" svg:height="2.015cm" svg:x="18.151cm" svg:y="10.024cm">
          <draw:text-box>
            <text:p text:style-name="P2"><text:span text:style-name="T6">Create a thread to handle updates from iRTSched.</text:span></text:p>
          </draw:text-box>
        </draw:frame>
        <draw:line draw:style-name="gr7" draw:text-style-name="P1" draw:layer="layout" svg:x1="14.772cm" svg:y1="14.148cm" svg:x2="19.129cm" svg:y2="14.155cm">
          <text:p/>
        </draw:line>
        <draw:line draw:style-name="gr18" draw:text-style-name="P1" draw:layer="layout" svg:x1="19.099cm" svg:y1="12.287cm" svg:x2="19.129cm" svg:y2="14.148cm">
          <text:p/>
        </draw:line>
        <draw:frame draw:style-name="gr4" draw:text-style-name="P3" draw:layer="layout" svg:width="2.174cm" svg:height="0.945cm" draw:transform="rotate (-1.57323978774769) translate (19.665cm 12.089cm)">
          <draw:text-box>
            <text:p text:style-name="P2"><text:span text:style-name="T2">IF Failure</text:span></text:p>
          </draw:text-box>
        </draw:frame>
        <draw:frame draw:style-name="gr4" draw:text-style-name="P5" draw:layer="layout" svg:width="4.39cm" svg:height="1.115cm" draw:transform="rotate (0.00296705972839036) translate (14.977cm 13.556cm)">
          <draw:text-box>
            <text:p text:style-name="P4"><text:span text:style-name="T3">Return SLURM_ERROR and Stop all threads</text:span></text:p>
          </draw:text-box>
        </draw:frame>
        <draw:frame draw:style-name="gr9" draw:text-style-name="P3" draw:layer="layout" svg:width="1.456cm" svg:height="0.853cm" draw:transform="rotate (1.60517931305918) translate (17.025cm 12.221cm)">
          <draw:text-box>
            <text:p text:style-name="P2"><text:span text:style-name="T2">IF yes</text:span></text:p>
          </draw:text-box>
        </draw:frame>
        <draw:frame draw:style-name="gr9" draw:text-style-name="P5" draw:layer="layout" svg:width="1.781cm" svg:height="0.853cm" draw:transform="rotate (1.60517931305918) translate (13.544cm 14.532cm)">
          <draw:text-box>
            <text:p text:style-name="P4"><text:span text:style-name="T3">IF no</text:span></text:p>
          </draw:text-box>
        </draw:frame>
        <draw:line draw:style-name="gr1" draw:text-style-name="P1" draw:layer="layout" svg:x1="14.097cm" svg:y1="12.878cm" svg:x2="14.097cm" svg:y2="14.765cm">
          <text:p/>
        </draw:line>
        <draw:rect draw:style-name="gr2" draw:text-style-name="P1" draw:layer="layout" svg:width="3.084cm" svg:height="2.491cm" svg:x="18.178cm" svg:y="9.81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488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00:02:22.223585303</meta:creation-date>
    <dc:date>2016-06-28T00:20:21.487765504</dc:date>
    <meta:editing-duration>PT15M8S</meta:editing-duration>
    <meta:editing-cycles>19</meta:editing-cycles>
    <meta:generator>LibreOffice/4.2.8.2$Linux_X86_64 LibreOffice_project/420m0$Build-2</meta:generator>
    <meta:document-statistic meta:object-count="103"/>
  </office:meta>
</office:document-meta>
</file>